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3aaaf"/>
    </style:style>
    <style:style style:name="P2" style:family="paragraph" style:parent-style-name="Standard">
      <style:text-properties fo:language="pt" fo:country="BR" officeooo:paragraph-rsid="0013aaaf"/>
    </style:style>
    <style:style style:name="P3" style:family="paragraph" style:parent-style-name="Standard">
      <style:text-properties fo:language="pt" fo:country="BR" officeooo:rsid="0013aaaf" officeooo:paragraph-rsid="0013aaaf"/>
    </style:style>
    <style:style style:name="P4" style:family="paragraph" style:parent-style-name="Standard" style:list-style-name="L1">
      <style:text-properties fo:language="pt" fo:country="BR" officeooo:rsid="00170150" officeooo:paragraph-rsid="00170150"/>
    </style:style>
    <style:style style:name="P5" style:family="paragraph" style:parent-style-name="Standard" style:list-style-name="L1">
      <style:text-properties fo:language="pt" fo:country="BR" officeooo:rsid="00180fe8" officeooo:paragraph-rsid="00180fe8"/>
    </style:style>
    <style:style style:name="P6" style:family="paragraph" style:parent-style-name="Standard">
      <style:text-properties fo:language="pt" fo:country="BR" officeooo:rsid="00180fe8" officeooo:paragraph-rsid="00180fe8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3aaaf"/>
    </style:style>
    <style:style style:name="T3" style:family="text">
      <style:text-properties officeooo:rsid="00144f00"/>
    </style:style>
    <style:style style:name="T4" style:family="text">
      <style:text-properties officeooo:rsid="00170150"/>
    </style:style>
    <style:style style:name="T5" style:family="text">
      <style:text-properties officeooo:rsid="001874bf"/>
    </style:style>
    <style:style style:name="T6" style:family="text">
      <style:text-properties officeooo:rsid="001ee3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[7 – 14092017] </text:span><text:span text:style-name="T1">RTAI: a Beginner's Guide, </text:span><text:a xlink:type="simple" xlink:href="https://www.rtai.org/?Documentation___Articles___RTAI%3A_a_Beginner%27s_Guide" text:style-name="Internet_20_link" text:visited-style-name="Visited_20_Internet_20_Link"><text:span text:style-name="T2">https://www.rtai.org/?Documentation___Articles___RTAI%3A_a_Beginner%27s_Guide</text:span></text:a><text:span text:style-name="T2">, acessado em 14/09/2017</text:span></text:p>
      <text:p text:style-name="P2"/>
      <text:h text:style-name="Heading_20_2" text:outline-level="2">O que é um sistema de tempo real?</text:h>
      <text:p text:style-name="P3"><text:tab/>Um sistema de tempo real pode ser definido como um sistema capaz de garantir os requisitos de tempo de um processo sobre seu controle.</text:p>
      <text:p text:style-name="P3"><text:tab/>Um sistema de tempo real deve ser rápido e previsível. <text:span text:style-name="T3">Rápido no sentido de ter uma baixa latência, por exemplo, ao ser exposto a um estímulo externo assíncrono, o sistema, deverá responder o mais rápido possível. Quanto menor for a latência mais rápido um sistema responderá a eventos que requeiram atenção imediata. Previsível, significa que é possível determinar o tempo de conclusão de uma tarefa com um grau de precisão satisfatório.</text:span></text:p>
      <text:p text:style-name="P3"><text:tab/><text:span text:style-name="T4">É desejável que tarefas com rigorosos requisitos de tempo coexistam com tarefas para as quais o tempo não seja crítico. Tarefas que possuem requisito de tempo são chamadas de tarefas de tempo real. Normalmente tarefas de tempo real possuem requisitos e restrições como:</text:span></text:p>
      <text:list xml:id="list8446972255376474149" text:style-name="L1">
        <text:list-item>
          <text:p text:style-name="P4">Prazo para início, fim ou em ambos (tarefas aperiódicas).</text:p>
        </text:list-item>
        <text:list-item>
          <text:p text:style-name="P4">Repetição com uma frequência determinada (tarefas periódicas). </text:p>
        </text:list-item>
        <text:list-item>
          <text:p text:style-name="P4">Acesso a recursos como dispositivos de entrada e saída, arquivos, banco de dados e estruturas de dados.</text:p>
        </text:list-item>
        <text:list-item>
          <text:p text:style-name="P4">Comunicação com outras tarefas.</text:p>
        </text:list-item>
        <text:list-item>
          <text:p text:style-name="P5">Permissão para acesso simultâneo e coordenado a recursos compartilhados.</text:p>
        </text:list-item>
      </text:list>
      <text:p text:style-name="P6"/>
      <text:h text:style-name="Heading_20_2" text:outline-level="2">O que é o RTAI?</text:h>
      <text:p text:style-name="Text_20_body"><text:tab/><text:span text:style-name="T5">RTAI é o acrônimo de Real Time Application Interface. RTAI não é um sistema operacional de tempo real, como QNX ou Vxworks, mas sim um conjunto de alterações (patch) e bibliotecas capazes de tornar um kernel linux totalmente previsível.</text:span></text:p>
      <text:p text:style-name="Text_20_body"><text:tab/><text:span text:style-name="T5">Linux é um sistema operacional construído para atender a aplicações de propósito geral e por isso escalona suas tarefas de maneira que estas tenham uma boa performance média. Possui, assim como outros sistemas operacionais, uma gama de serviços sofisticados em alto nível como: uma camada de gerenciamento de hardware e diferentes tipos de escalonamento que lidam com a ativação, prioridade e comunicação dos processos.</text:span></text:p>
      <text:p text:style-name="Text_20_body"><text:tab/><text:span text:style-name="T6">Linux sofre de falta de suporte a execução de tarefas de tempo real. Para obter tais recursos é necessário fazer algumas alterações no kernel, mais especificamente nas politicas de gerenciamento de interrupções e escalonamento de processos. Com estas mudanças é possível ter um sistema que atenda aos requisitos das tarefas de tempo real, com baixa latência e previsibilidade.</text:span></text:p>
      <text:p text:style-name="Text_20_body"><text:tab/><text:span text:style-name="T6">RTAI oferece os mesmos serviços do núcleo do kernel linux com a adição de recursos de tempo real, comparáveis aos principais sistemas operacionais de tempo real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2S</meta:editing-duration>
    <meta:editing-cycles>7</meta:editing-cycles>
    <meta:generator>LibreOffice/5.1.1.3$Windows_X86_64 LibreOffice_project/89f508ef3ecebd2cfb8e1def0f0ba9a803b88a6d</meta:generator>
    <dc:date>2017-09-14T18:14:50.184000000</dc:date>
    <meta:document-statistic meta:table-count="0" meta:image-count="0" meta:object-count="0" meta:page-count="1" meta:paragraph-count="15" meta:word-count="399" meta:character-count="2562" meta:non-whitespace-character-count="2173"/>
    <meta:user-defined meta:name="Info 1"/>
    <meta:user-defined meta:name="Info 2"/>
    <meta:user-defined meta:name="Info 3"/>
    <meta:user-defined meta:name="Info 4"/>
  </office:meta>
</office:document-meta>
</file>